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text-properties style:font-name="Cambria" fo:language="en" fo:country="US" fo:font-style="normal" style:font-name-asian="Times New Roman3" style:font-style-asian="normal" style:font-name-complex="Times New Roman3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3105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источник ток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19cm" svg:height="2.221cm" draw:z-index="1"><draw:image xlink:href="../images/3105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ставляет собой модель линейного сопротивления с источником тока<text:span text:style-name="T7">.</text:span></text:p>
            <text:p text:style-name="P3">Внутренняя структура данного блока приведена на рисунке 1:</text:p>
            <text:p text:style-name="P4"><draw:frame draw:style-name="fr2" draw:name="Графический объект3" text:anchor-type="as-char" svg:width="9.97cm" svg:height="8.631cm" draw:z-index="2"><draw:image xlink:href="../images/3105_ris_1.png" xlink:type="simple" xlink:show="embed" xlink:actuate="onLoad"/></draw:frame></text:p>
            <text:p text:style-name="P4">Рисунок 1 – Внутренняя структура блока «<text:span text:style-name="T7">Управляемый источник напряжения</text:span>»</text:p>
            <text:p text:style-name="P3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проводимостей (KJ), которые вычисляются как 1/Rs, и значения токов (Isrc), задаваемые с входа «Управление». При этом с первого входа значение своего номера узла (NSELF) передаётся как значение соседнего номера узла (NJ) и наоборот. Ток источник подаётся с положительным знаком на вход 2 и с отрицательным на вход 1.</text:p>
            <text:p text:style-name="P1"><text:span text:style-name="T8">Свойство</text:span><text:span text:style-name="T7">:</text:span></text:p>
            <text:list xml:id="list198642326064403585" text:style-name="L1">
              <text:list-item>
                <text:p text:style-name="P9"><text:span text:style-name="T2">Сопротивление </text:span><text:span text:style-name="T13">шунта</text:span><text:span text:style-name="T2">, Ом</text:span> – число, задающее значение сопротивления шунта.</text:p>
              </text:list-item>
            </text:list>
            <text:p text:style-name="P1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oft-page-break/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5">Сопротивление <text:span text:style-name="T7">шунта</text:span>, Ом</text:p>
                </table:table-cell>
                <table:table-cell table:style-name="Таблица1.B3" office:value-type="string">
                  <text:p text:style-name="P1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2">Именованное</text:span><text:span text:style-name="T11"> задание </text:span><text:span text:style-name="T10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5">Сопротивление <text:span text:style-name="T7">шунта</text:span>, Ом</text:p>
                </table:table-cell>
                <table:table-cell table:style-name="Таблица1.B3" office:value-type="string">
                  <text:p text:style-name="P1">[<text:span text:style-name="T1">Rsh_1</text:span>]</text:p>
                </table:table-cell>
              </table:table-row>
            </table:table>
            <text:p text:style-name="P1"><text:span text:style-name="T12">Примечани</text:span><text:span text:style-name="T8">я</text:span>:</text:p>
            <text:list xml:id="list6750306940935073177" text:style-name="L2">
              <text:list-item>
                <text:p text:style-name="P11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10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тока</dc:title>
    <dc:date>2015-01-12T16:43:30.04</dc:date>
    <meta:generator>OpenOffice/4.1.1$Win32 OpenOffice.org_project/411m6$Build-9775</meta:generator>
    <meta:editing-duration>PT3H19M20S</meta:editing-duration>
    <meta:editing-cycles>90</meta:editing-cycles>
    <meta:document-statistic meta:table-count="2" meta:image-count="3" meta:object-count="0" meta:page-count="2" meta:paragraph-count="27" meta:word-count="173" meta:character-count="1243"/>
    <meta:user-defined meta:name="Поле 1"/>
    <meta:user-defined meta:name="Поле 2"/>
    <meta:user-defined meta:name="Поле 3"/>
    <meta:user-defined meta:name="Поле 4"/>
  </office:meta>
</office:document-meta>
</file>